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7"/></text:p>
      <text:p text:style-name="Standard"><text:s text:c="142"/><text:span text:style-name="T1">1 menor valor , <text:s text:c="3"/>5 máximo valor</text:span></text:p>
      <text:list xml:id="list1217327063" text:style-name="L1">
        <text:list-item>
          <text:p text:style-name="P1">Los conocimientos adquiridos durante este curso proporcionan conocimientos para el desarrollo de aplicaciones comerciales? <text:s text:c="159"/>____</text:p>
        </text:list-item>
        <text:list-item>
          <text:p text:style-name="P1">Se cuenta con suficientes herramientas HW / SW para el desarrollo de las actividades <text:s text:c="43"/>____</text:p>
        </text:list-item>
        <text:list-item>
          <text:p text:style-name="P1">Califique el grado de aplicabilidad de los conocimientos adquiridos en relación con otras asignaturas (importancia en <text:s/>el mundo laboral) <text:s text:c="151"/>____</text:p>
        </text:list-item>
        <text:list-item>
          <text:p text:style-name="P1">Las actividades propuestas en este curso fomentan la investigación por fuera de las aulas <text:s text:c="38"/>____</text:p>
        </text:list-item>
        <text:list-item>
          <text:p text:style-name="P1">Las actividades propuestas ayudan a trabajar en equipo y a identificar el rol de cada uno de sus integrantes <text:s text:c="9"/>____ <text:s text:c="241"/></text:p>
        </text:list-item>
        <text:list-item>
          <text:p text:style-name="P1">Considera que esta asignatura debería ser únicamente teórica? <text:s text:c="80"/>____</text:p>
        </text:list-item>
        <text:list-item>
          <text:p text:style-name="P1">Grado de complejidad de las herramientas <text:tab/>SW utilizadas en el curso <text:s text:c="68"/>____</text:p>
        </text:list-item>
        <text:list-item>
          <text:p text:style-name="P1">Grado de complejidad de los proyectos <text:s text:c="117"/>____</text:p>
        </text:list-item>
        <text:list-item>
          <text:p text:style-name="P1">Prefiere utilizar herramientas abiertas ____ o Propietarias _____</text:p>
        </text:list-item>
        <text:list-item>
          <text:p text:style-name="P1">Si no existen licencias para las herramientas propietarias busca: un crack____ o la alternativa abierta _____</text:p>
        </text:list-item>
        <text:list-item>
          <text:p text:style-name="P1">Aproximadamente cuanto invirtió este semestre en el curso en herramientas SW ________ y en componentes electrónicos incluyendo la plataforma de desarrollo ____________</text:p>
        </text:list-item>
        <text:list-item>
          <text:p text:style-name="P1">Que cambiaría del curso __________________________________________________________________________</text:p>
        </text:list-item>
      </text:list>
      <text:p text:style-name="Standard"/>
      <text:p text:style-name="Standard">==========================================================================================</text:p>
      <text:p text:style-name="Standard"><text:s text:c="138"/><text:span text:style-name="T1">1 menor valor , <text:s text:c="3"/>5 máximo valor</text:span></text:p>
      <text:list xml:id="list424051099" text:continue-numbering="true" text:style-name="L1">
        <text:list-item>
          <text:p text:style-name="P1">Los conocimientos adquiridos durante este curso proporcionan conocimientos para el desarrollo de aplicaciones comerciales? <text:s text:c="159"/>____</text:p>
        </text:list-item>
        <text:list-item>
          <text:p text:style-name="P1">Se cuenta con suficientes herramientas HW / SW para el desarrollo de las actividades <text:s text:c="43"/>____</text:p>
        </text:list-item>
        <text:list-item>
          <text:p text:style-name="P1">Califique el grado de aplicabilidad de los conocimientos adquiridos en relación con otras asignaturas (importancia en <text:s/>el mundo laboral) <text:s text:c="151"/>____</text:p>
        </text:list-item>
        <text:list-item>
          <text:p text:style-name="P1">Las actividades propuestas en este curso fomentan la investigación por fuera de las aulas <text:s text:c="38"/>____</text:p>
        </text:list-item>
        <text:list-item>
          <text:p text:style-name="P1">Las actividades propuestas ayudan a trabajar en equipo y a identificar el rol de cada uno de sus integrantes <text:s text:c="9"/>____ <text:s text:c="241"/></text:p>
        </text:list-item>
        <text:list-item>
          <text:p text:style-name="P1">Considera que esta asignatura debería ser únicamente teórica? <text:s text:c="80"/>____</text:p>
        </text:list-item>
        <text:list-item>
          <text:p text:style-name="P1">Grado de complejidad de las herramientas <text:tab/>SW utilizadas en el curso <text:s text:c="68"/>____</text:p>
        </text:list-item>
        <text:list-item>
          <text:p text:style-name="P1">Grado de complejidad de los proyectos <text:s text:c="117"/>____</text:p>
        </text:list-item>
        <text:list-item>
          <text:p text:style-name="P1">Prefiere utilizar herramientas abiertas ____ o Propietarias _____</text:p>
        </text:list-item>
        <text:list-item>
          <text:p text:style-name="P1">Si no existen licencias para las herramientas propietarias busca: un crack____ o la alternativa abierta _____</text:p>
        </text:list-item>
        <text:list-item>
          <text:p text:style-name="P1">Aproximadamente cuanto invirtió este semestre en el curso en herramientas SW ________ y en componentes electrónicos incluyendo la plataforma de desarrollo ____________</text:p>
        </text:list-item>
        <text:list-item>
          <text:p text:style-name="P1">Que cambiaría del curso __________________________________________________________________________</text:p>
        </text:list-item>
      </text:list>
      <text:p text:style-name="Standard">==========================================================================================</text:p>
      <text:p text:style-name="Standard"><text:s text:c="139"/><text:span text:style-name="T1">1 menor valor , <text:s text:c="3"/>5 máximo valor</text:span></text:p>
      <text:list xml:id="list1162195942" text:continue-numbering="true" text:style-name="L1">
        <text:list-item>
          <text:p text:style-name="P1">Los conocimientos adquiridos durante este curso proporcionan conocimientos para el desarrollo de aplicaciones comerciales? <text:s text:c="158"/>____</text:p>
        </text:list-item>
        <text:list-item>
          <text:p text:style-name="P1">Se cuenta con suficientes herramientas HW / SW para el desarrollo de las actividades <text:s text:c="42"/>____</text:p>
        </text:list-item>
        <text:list-item>
          <text:p text:style-name="P1">Califique el grado de aplicabilidad de los conocimientos adquiridos en relación con otras asignaturas (importancia en <text:s/>el mundo laboral) <text:s text:c="150"/>____</text:p>
        </text:list-item>
        <text:list-item>
          <text:p text:style-name="P1">Las actividades propuestas en este curso fomentan la investigación por fuera de las aulas <text:s text:c="37"/>____</text:p>
        </text:list-item>
        <text:list-item>
          <text:p text:style-name="P1">Las actividades propuestas ayudan a trabajar en equipo y a identificar el rol de cada uno de sus integrantes <text:s text:c="8"/>____ <text:s text:c="241"/></text:p>
        </text:list-item>
        <text:list-item>
          <text:p text:style-name="P1">Considera que esta asignatura debería ser únicamente teórica? <text:s text:c="79"/>____</text:p>
        </text:list-item>
        <text:list-item>
          <text:p text:style-name="P1">Grado de complejidad de las herramientas <text:tab/>SW utilizadas en el curso <text:s text:c="67"/>____</text:p>
        </text:list-item>
        <text:list-item>
          <text:p text:style-name="P1">Grado de complejidad de los proyectos <text:s text:c="116"/>____</text:p>
        </text:list-item>
        <text:list-item>
          <text:p text:style-name="P1">Prefiere utilizar herramientas abiertas ____ o Propietarias _____</text:p>
        </text:list-item>
        <text:list-item>
          <text:p text:style-name="P1">Si no existen licencias para las herramientas propietarias busca: un crack____ o la alternativa abierta _____</text:p>
        </text:list-item>
        <text:list-item>
          <text:p text:style-name="P1">Aproximadamente cuanto invirtió este semestre en el curso en herramientas SW ________ y en componentes electrónicos incluyendo la plataforma de desarrollo ____________</text:p>
        </text:list-item>
        <text:list-item>
          <text:p text:style-name="P1">Que cambiaría del curso __________________________________________________________________________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Camargo</meta:initial-creator>
    <meta:creation-date>2010-11-25T09:52:11</meta:creation-date>
    <dc:date>2010-11-25T10:54:24</dc:date>
    <dc:creator>Carlos Camargo</dc:creator>
    <meta:editing-duration>PT01H02M13S</meta:editing-duration>
    <meta:editing-cycles>19</meta:editing-cycles>
    <meta:generator>OpenOffice.org/3.2$Linux OpenOffice.org_project/320m12$Build-9483</meta:generator>
    <meta:printed-by>Carlos Camargo</meta:printed-by>
    <meta:print-date>2010-11-25T10:49:20</meta:print-date>
    <meta:document-statistic meta:table-count="0" meta:image-count="0" meta:object-count="0" meta:page-count="1" meta:paragraph-count="42" meta:word-count="551" meta:character-count="7143"/>
  </office:meta>
</office:document-meta>
</file>